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SILAS IN THESSALONICA (1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SILAS IN THESSALONICA (17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ithfulness of the missionaries (17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ruits of the missionaries (17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foes of the missionaries (17:5-9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foes of the missionaries (17:5-9)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assault (17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arrest (17:6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accusations (17:6b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accusations (17:6b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aul and Silas are charged with troublemaking, and Jason is charged with allowing them to stay in his home (17:6b-7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aul and Silas are charged with treason (17:7b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foes of the missionaries (17:5-9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assault (17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arrest (17:6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ccusations (17:6b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PAUL AND SILAS IN THESSALONICA (17:1-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faithfulness of the missionaries (17:1-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ruits of the missionaries (17: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foes of the missionaries (17:5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17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UL AND SILAS IN THESSALONICA (17:1-9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AUL AND SILAS IN BEREA (17:10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-title-Title-Slide" presentation:presentation-page-layout-name="Master1-PPL1" draw:id="Slide-263">
        <draw:frame draw:id="id97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PAUL AND SILAS IN BEREA (17:10-15)<text:s text:c="1"/></text:span><text:span text:style-name="a544" text:class-names=""/></text:p>
          </draw:text-box>
          <svg:title/>
          <svg:desc/>
        </draw:frame>
        <draw:frame draw:id="id98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openness to God's Word (17:10-12)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openness to God's Word (17:10-12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Bereans research it (17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Bereans receive it (17:1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AUL AND SILAS IN BEREA (17:10-15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openness to God's Word (17:10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opposition to God's Word (17:13-1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opposition to God's Word (17:13-15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demonstration against Paul (17: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departure of Paul (17:14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PAUL AND SILAS IN BEREA (17:10-15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openness to God's Word (1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opposition to God's Word (17:13-1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ACTS 17<text:s text:c="1"/></text:span><text:span text:style-name="a614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AUL AND SILAS IN THESSALONICA (17:1-9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PAUL AND SILAS IN BEREA (17:10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AUL (ONLY) IN ATHENS (17:16-3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AUL (ONLY) IN ATHENS (17:16-34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need for this sermon (17:16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udience for this sermon (17:18-2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audience for this sermon (17:18-21)<text:s text:c="1"/></text:span><text:span text:style-name="a647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ir identity (17:18a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ir insults (17:18b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ir idleness (17:2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invitation (17:19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AUL (ONLY) IN ATHENS (17:16-34):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need for this sermon (17:16-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audience for this sermon (17:18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ntroduction to this sermon (17:22-2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introduction to this sermon (17:22-2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Paul's observation (17:22-2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aul's revelation (17:2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(ONLY) IN ATHENS (17:16-34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need for this sermon (17:16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udience for this sermon (17:18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introduction to this sermon (17:22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oints in this sermon (17:24-3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-title-Title-Slide" presentation:presentation-page-layout-name="Master1-PPL1" draw:id="Slide-274">
        <draw:frame draw:id="id119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The points in this sermon (17:24-31):<text:s text:c="1"/></text:span><text:span text:style-name="a722" text:class-names=""/></text:p>
          </draw:text-box>
          <svg:title/>
          <svg:desc/>
        </draw:frame>
        <draw:frame draw:id="id120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Regarding the past (17:24-26, 28-29):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Regarding the past (17:24-26, 28-29):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Hebrew account (17:24-26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own account (17:28-2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points in this sermon (17:24-31):<text:s text:c="1"/></text:span><text:span text:style-name="a747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garding the past (17:24-26, 28-29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garding the present (17:27, 30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2" draw:style-name="a760" draw:master-page-name="Master1-Layout12-tx-Title-and-Text" presentation:presentation-page-layout-name="Master1-PPL12" draw:id="Slide-277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Regarding the present (17:27, 30):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Reach out (17:2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Repent (17:30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3" draw:style-name="a775" draw:master-page-name="Master1-Layout12-tx-Title-and-Text" presentation:presentation-page-layout-name="Master1-PPL12" draw:id="Slide-278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points in this sermon (17:24-31):<text:s text:c="1"/></text:span><text:span text:style-name="a777" text:class-names=""/></text:p>
          </draw:text-box>
          <svg:title/>
          <svg:desc/>
        </draw:frame>
        <draw:frame draw:id="id128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Regarding the past (17:24-26, 28-29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Regarding the present (17:27, 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Regarding the future (17:31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4" draw:style-name="a793" draw:master-page-name="Master1-Layout12-tx-Title-and-Text" presentation:presentation-page-layout-name="Master1-PPL12" draw:id="Slide-279">
        <draw:frame draw:id="id129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PAUL (ONLY) IN ATHENS (17:16-34):<text:s text:c="1"/></text:span><text:span text:style-name="a795" text:class-names=""/></text:p>
          </draw:text-box>
          <svg:title/>
          <svg:desc/>
        </draw:frame>
        <draw:frame draw:id="id130" presentation:style-name="a816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need for this sermon (17:16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audience for this sermon (17:18-21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introduction to this sermon (17:22-2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points in this sermon (17:24-31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action to this sermon (17:32-34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5" draw:style-name="a817" draw:master-page-name="Master1-Layout12-tx-Title-and-Text" presentation:presentation-page-layout-name="Master1-PPL12" draw:id="Slide-280">
        <draw:frame draw:id="id131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The reaction to this sermon (17:32-34)<text:s text:c="1"/></text:span><text:span text:style-name="a819" text:class-names=""/></text:p>
          </draw:text-box>
          <svg:title/>
          <svg:desc/>
        </draw:frame>
        <draw:frame draw:id="id132" presentation:style-name="a834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Some mock (17:32a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Some delay (17:32b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ome believe (17:33-34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33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PAUL (ONLY) IN ATHENS (17:16-34):<text:s text:c="1"/></text:span><text:span text:style-name="a837" text:class-names=""/></text:p>
          </draw:text-box>
          <svg:title/>
          <svg:desc/>
        </draw:frame>
        <draw:frame draw:id="id134" presentation:style-name="a858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this sermon (17:16-17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udience for this sermon (17:18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introduction to this sermon (17:22-23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points in this sermon (17:24-3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ction to this sermon (17:32-3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7" draw:style-name="a859" draw:master-page-name="Master1-Layout12-tx-Title-and-Text" presentation:presentation-page-layout-name="Master1-PPL12" draw:id="Slide-282">
        <draw:frame draw:id="id135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ACTS 17<text:s text:c="1"/></text:span><text:span text:style-name="a861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PAUL AND SILAS IN THESSALONICA (17:1-9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 AND SILAS IN BEREA (17:10-15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 (ONLY) IN ATHENS (17:16-3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7 </dc:title>
    <meta:initial-creator>David STRICKLAND</meta:initial-creator>
    <dc:creator>David STRICKLAND</dc:creator>
    <meta:creation-date>2020-02-22T17:29:54Z</meta:creation-date>
    <dc:date>2020-02-22T17:29:55Z</dc:date>
    <meta:template xlink:href="BibleStudy" xlink:type="simple"/>
    <meta:editing-cycles>1</meta:editing-cycles>
    <meta:editing-duration>PT0S</meta:editing-duration>
    <meta:document-statistic meta:paragraph-count="97" meta:word-count="785"/>
  </office:meta>
</office:document-meta>
</file>